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9.24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-ranges="Sheet1.A4:Sheet1.AMJ13">
        <table:table-column table:style-name="co2" table:default-cell-style-name="Default"/>
        <table:table-column table:style-name="co2" table:default-cell-style-name="ce5"/>
        <table:table-column table:style-name="co2" table:default-cell-style-name="ce3"/>
        <table:table-column table:style-name="co4" table:default-cell-style-name="ce3"/>
        <table:table-row table:style-name="ro3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" office:value-type="string" calcext:value-type="string">
            <text:p>Group</text:p>
          </table:table-cell>
          <table:table-cell table:style-name="ce9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Default values not supported by compiler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Unknown property type accessed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Property does not exist in this object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covered-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 table:number-columns-spanned="1" table:number-rows-spanned="10">
            <text:p>Sheduler</text:p>
          </table:table-cell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NodeGroup deleted but not all jobs are done</text:p>
          </table:table-cell>
        </table:table-row>
        <table:table-row table:style-name="ro3">
          <table:table-cell/>
          <table:covered-table-cell table:style-name="Default"/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Node already has dependencies, it is not allowed to be added to a group</text:p>
          </table:table-cell>
        </table:table-row>
        <table:table-row table:style-name="ro3">
          <table:table-cell/>
          <table:covered-table-cell table:style-name="Default"/>
          <table:table-cell office:value-type="float" office:value="13" calcext:value-type="float">
            <text:p>13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4" calcext:value-type="float">
            <text:p>14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5" calcext:value-type="float">
            <text:p>15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6" calcext:value-type="float">
            <text:p>16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7" calcext:value-type="float">
            <text:p>17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8" calcext:value-type="float">
            <text:p>18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9" calcext:value-type="float">
            <text:p>19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table:style-name="ce4" office:value-type="float" office:value="20" calcext:value-type="float">
            <text:p>20</text:p>
          </table:table-cell>
          <table:table-cell table:style-name="ce1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 table:number-columns-spanned="1" table:number-rows-spanned="20">
            <text:p>Creation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Geometry was not set before setting constraints types</text:p>
          </table:table-cell>
        </table:table-row>
        <table:table-row table:style-name="ro3"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raph representation of constraint could not be created</text:p>
          </table:table-cell>
        </table:table-row>
        <table:table-row table:style-name="ro3">
          <table:table-cell/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eometries for this constraint are already set</text:p>
          </table:table-cell>
        </table:table-row>
        <table:table-row table:style-name="ro3">
          <table:table-cell/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straint is not supported for given geometry types</text:p>
          </table:table-cell>
        </table:table-row>
        <table:table-row table:style-name="ro3">
          <table:table-cell/>
          <table:covered-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7" calcext:value-type="float">
            <text:p>3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8" calcext:value-type="float">
            <text:p>3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float" office:value="40" calcext:value-type="float">
            <text:p>40</text:p>
          </table:table-cell>
          <table:table-cell table:style-name="ce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table:style-name="ce6" office:value-type="string" calcext:value-type="string" table:number-columns-spanned="1" table:number-rows-spanned="20">
            <text:p>Solving</text:p>
          </table:table-cell>
          <table:table-cell table:style-name="ce10" office:value-type="float" office:value="41" calcext:value-type="float">
            <text:p>41</text:p>
          </table:table-cell>
          <table:table-cell table:style-name="ce12" office:value-type="string" calcext:value-type="string">
            <text:p>No equations can be created for given vertex</text:p>
          </table:table-cell>
        </table:table-row>
        <table:table-row table:style-name="ro3">
          <table:table-cell/>
          <table:covered-table-cell table:style-name="ce7"/>
          <table:table-cell office:value-type="float" office:value="42" calcext:value-type="float">
            <text:p>42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3" calcext:value-type="float">
            <text:p>43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4" calcext:value-type="float">
            <text:p>44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5" calcext:value-type="float">
            <text:p>45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6" calcext:value-type="float">
            <text:p>46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7" calcext:value-type="float">
            <text:p>47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8" calcext:value-type="float">
            <text:p>48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9" calcext:value-type="float">
            <text:p>49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0" calcext:value-type="float">
            <text:p>50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1" calcext:value-type="float">
            <text:p>51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2" calcext:value-type="float">
            <text:p>52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3" calcext:value-type="float">
            <text:p>53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4" calcext:value-type="float">
            <text:p>54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5" calcext:value-type="float">
            <text:p>55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6" calcext:value-type="float">
            <text:p>56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7" calcext:value-type="float">
            <text:p>57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8" calcext:value-type="float">
            <text:p>58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9" calcext:value-type="float">
            <text:p>59</text:p>
          </table:table-cell>
          <table:table-cell table:style-name="ce13"/>
        </table:table-row>
        <table:table-row table:style-name="ro3">
          <table:table-cell/>
          <table:covered-table-cell table:style-name="ce8"/>
          <table:table-cell table:style-name="ce4" office:value-type="float" office:value="60" calcext:value-type="float">
            <text:p>60</text:p>
          </table:table-cell>
          <table:table-cell table:style-name="ce1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.00.0000</text:date>, <text:time style:data-style-name="N2" text:time-value="12:29:26.047957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6M3S</meta:editing-duration>
    <meta:editing-cycles>16</meta:editing-cycles>
    <meta:generator>LibreOffice/5.1.4.2$Linux_X86_64 LibreOffice_project/10m0$Build-2</meta:generator>
    <dc:date>2017-01-04T12:30:37.984388117</dc:date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